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3740f" officeooo:paragraph-rsid="0013740f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officeooo:rsid="0013740f" officeooo:paragraph-rsid="0013740f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13740f" officeooo:paragraph-rsid="0013740f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officeooo:rsid="00139d2d" officeooo:paragraph-rsid="00139d2d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style:text-underline-style="solid" style:text-underline-width="auto" style:text-underline-color="font-color" fo:font-weight="bold" officeooo:rsid="0014ae82" officeooo:paragraph-rsid="0014ae82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style:text-underline-style="solid" style:text-underline-width="auto" style:text-underline-color="font-color" fo:font-weight="bold" officeooo:rsid="00165127" officeooo:paragraph-rsid="00165127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2pt" style:text-underline-style="none" fo:font-weight="normal" officeooo:rsid="0014ae82" officeooo:paragraph-rsid="0014ae8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65127" officeooo:paragraph-rsid="0016512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65127" officeooo:paragraph-rsid="00165d4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65d45" officeooo:paragraph-rsid="00165d45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8ae95" officeooo:paragraph-rsid="0018ae9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9102a" officeooo:paragraph-rsid="0019102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9618d" officeooo:paragraph-rsid="0019618d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weight="bold" officeooo:rsid="0013740f" officeooo:paragraph-rsid="0013740f" style:font-weight-asian="bold" style:font-weight-complex="bold"/>
    </style:style>
    <style:style style:name="P15" style:family="paragraph" style:parent-style-name="Standard">
      <style:text-properties fo:color="#000000" fo:font-size="12pt" officeooo:rsid="0013740f" officeooo:paragraph-rsid="0013740f" style:font-size-asian="10.5pt" style:font-size-complex="12pt"/>
    </style:style>
    <style:style style:name="P16" style:family="paragraph" style:parent-style-name="Standard">
      <style:text-properties fo:color="#000000" fo:font-size="12pt" officeooo:rsid="0013740f" officeooo:paragraph-rsid="00165127" style:font-size-asian="10.5pt" style:font-size-complex="12pt"/>
    </style:style>
    <style:style style:name="P17" style:family="paragraph" style:parent-style-name="Standard">
      <style:text-properties fo:color="#000000" fo:font-size="12pt" officeooo:rsid="00165127" officeooo:paragraph-rsid="00165127" style:font-size-asian="10.5pt" style:font-size-complex="12pt"/>
    </style:style>
    <style:style style:name="P18" style:family="paragraph" style:parent-style-name="Standard">
      <style:text-properties fo:color="#000000" fo:font-size="12pt" officeooo:rsid="0019102a" officeooo:paragraph-rsid="0019102a" style:font-size-asian="10.5pt" style:font-size-complex="12pt"/>
    </style:style>
    <style:style style:name="P19" style:family="paragraph" style:parent-style-name="Standard">
      <style:text-properties fo:color="#000000" fo:font-size="12pt" fo:font-weight="normal" officeooo:rsid="0019618d" officeooo:paragraph-rsid="0019618d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127" style:font-weight-asian="bold" style:font-weight-complex="bold"/>
    </style:style>
    <style:style style:name="T3" style:family="text">
      <style:text-properties officeooo:rsid="0016512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5127" style:font-weight-asian="normal" style:font-weight-complex="normal"/>
    </style:style>
    <style:style style:name="T6" style:family="text">
      <style:text-properties officeooo:rsid="001bc8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sche Regeln schlagen:</text:p>
      <text:p text:style-name="P14"/>
      <text:p text:style-name="P2">Aufeinandertreffen:</text:p>
      <text:p text:style-name="P18">Aufeinandertreffen als spezieller Zug.</text:p>
      <text:p text:style-name="P15"/>
      <text:p text:style-name="P15">WENN</text:p>
      <text:p text:style-name="P15">Wert Stein 1 == Wert Stein 2</text:p>
      <text:p text:style-name="P15"/>
      <text:p text:style-name="P15">UND</text:p>
      <text:p text:style-name="P16">Zug von Stein 1 endet auf Feld von Stein 2</text:p>
      <text:p text:style-name="P16"><text:span text:style-name="T2">(</text:span>Wenn Stein 1 ist Kreis: <text:s text:c="14"/></text:p>
      <text:p text:style-name="P16">Abstand Stein 1 zu Stein 2 == 2 </text:p>
      <text:p text:style-name="P16">ODER <text:s text:c="40"/></text:p>
      <text:p text:style-name="P16">Wenn Stein 1 ist Dreieck:</text:p>
      <text:p text:style-name="P16">Abstand Stein 1 zu Stein 2 == 3</text:p>
      <text:p text:style-name="P16">ODER</text:p>
      <text:p text:style-name="P16">Wenn Stein 1 ist Viereck:</text:p>
      <text:p text:style-name="P16">Abstand Stein 1 zu Stein 2 == 4<text:span text:style-name="T2">) </text:span></text:p>
      <text:p text:style-name="P16"><text:span text:style-name="T2"/></text:p>
      <text:p text:style-name="P19">UND</text:p>
      <text:p text:style-name="P19">Zug ausgeführt wird</text:p>
      <text:p text:style-name="P16"><text:span text:style-name="T5"/></text:p>
      <text:p text:style-name="P17"><text:span text:style-name="T4">DANN</text:span></text:p>
      <text:p text:style-name="P17"><text:span text:style-name="T4">steht Stein 1 auf dem Feld von Stein 2</text:span></text:p>
      <text:p text:style-name="P17"><text:span text:style-name="T4">UND</text:span></text:p>
      <text:p text:style-name="P17"><text:span text:style-name="T4">Stein 2 ist geschlagen</text:span></text:p>
      <text:p text:style-name="P3"/>
      <text:p text:style-name="P4">Belagerung:</text:p>
      <text:p text:style-name="P12">Belagerung als passiver Schlag</text:p>
      <text:p text:style-name="P4"/>
      <text:p text:style-name="P7">Stein <text:span text:style-name="T6">1</text:span> fällt automatisch weg,</text:p>
      <text:p text:style-name="P7">WENN</text:p>
      <text:p text:style-name="P7">Keine Züge möglich (Kreis:2, Dreieck:3, Viereck: 4)</text:p>
      <text:p text:style-name="P7"/>
      <text:p text:style-name="P7">UND</text:p>
      <text:p text:style-name="P7">Auf einem <text:span text:style-name="T1">Endfeld</text:span></text:p>
      <text:p text:style-name="P7">ODER</text:p>
      <text:p text:style-name="P7">Auf einem <text:span text:style-name="T1">„Überzogenen“ Feld</text:span></text:p>
      <text:p text:style-name="P7">Ein gegnerischer Stein steht</text:p>
      <text:p text:style-name="P8"/>
      <text:p text:style-name="P8">DANN</text:p>
      <text:p text:style-name="P8">ist Stein a geschlagen</text:p>
      <text:p text:style-name="P7"/>
      <text:p text:style-name="P7">→ sollte nach jedem Zug (weiß und schwarz) einmal abgefragt werden</text:p>
      <text:p text:style-name="P7"/>
      <text:p text:style-name="P5">Überfall:</text:p>
      <text:p text:style-name="P12">Überfall als spezieller Zug.</text:p>
      <text:p text:style-name="P7"/>
      <text:p text:style-name="P7">Überfall möglich, </text:p>
      <text:p text:style-name="P7">WENN</text:p>
      <text:p text:style-name="P7">Wert Stein 1 + Abstand Steine = Wert Stein 2</text:p>
      <text:p text:style-name="P7">ODER</text:p>
      <text:p text:style-name="P7"><text:soft-page-break/>Wert Stein 1 * Abstand Steine = Wert Stein 2</text:p>
      <text:p text:style-name="P13">UND</text:p>
      <text:p text:style-name="P13">Zug ausgeführt wird</text:p>
      <text:p text:style-name="P7">DANN</text:p>
      <text:p text:style-name="P7">steht Stein 1 auf dem Feld von Stein 2</text:p>
      <text:p text:style-name="P7"/>
      <text:p text:style-name="P7">→<text:span text:style-name="T3"> sollte nach jedem Zug aus Sicht der jeweilige Seite abgefragt werden</text:span></text:p>
      <text:p text:style-name="P7"/>
      <text:p text:style-name="P6">Hinterhalt:</text:p>
      <text:p text:style-name="P12">Hinterhalt als passiver Schlag</text:p>
      <text:p text:style-name="P8"/>
      <text:p text:style-name="P8">Stein 1 und 2 von einer Farbe</text:p>
      <text:p text:style-name="P8">Stein 3 von der anderen</text:p>
      <text:p text:style-name="P8"/>
      <text:p text:style-name="P8">WENN</text:p>
      <text:p text:style-name="P8">Abstand Stein 1 zu Stein 3 == 1</text:p>
      <text:p text:style-name="P8">UND</text:p>
      <text:p text:style-name="P8">Abstand Stein 2 zu Stein 3 == 1</text:p>
      <text:p text:style-name="P8">UND</text:p>
      <text:p text:style-name="P8">Wert Stein 1 + Wert Stein 2 = Wert Stein 3</text:p>
      <text:p text:style-name="P8">ODER</text:p>
      <text:p text:style-name="P9">Wert Stein 1 * Wert Stein 2 = Wert Stein 3</text:p>
      <text:p text:style-name="P10">ODER</text:p>
      <text:p text:style-name="P9">Wert Stein 1 - Wert Stein 2 = Wert Stein 3</text:p>
      <text:p text:style-name="P10">ODER</text:p>
      <text:p text:style-name="P9">Wert Stein 1 / Wert Stein 2 = Wert Stein 3</text:p>
      <text:p text:style-name="P9"/>
      <text:p text:style-name="P11">DANN</text:p>
      <text:p text:style-name="P11"/>
      <text:p text:style-name="P11">ist Stein 3 geschl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4:22:00.178000000</meta:creation-date>
    <dc:date>2018-03-19T15:06:32.781000000</dc:date>
    <meta:editing-duration>PT23M29S</meta:editing-duration>
    <meta:editing-cycles>8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64" meta:word-count="277" meta:character-count="1436" meta:non-whitespace-character-count="1164"/>
  </office:meta>
</office:document-meta>
</file>